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9033782766818013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4351555854425129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7879693758303611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5377086262011784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4028263186153584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48252103437894620"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2173548593035113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94725769528017840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25168" text:continue-list="list612173548593035113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8050459048574009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3307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843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2567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4491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55012"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45515489176444885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5992776782576890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2835323073992704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4288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62967230499680802"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10816194767563306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633208234931409801" text:style-name="L15">
        <text:list-item>
          <text:list>
            <text:list-header>
              <text:p text:style-name="P183">1.5 miles averaging about 9:40/mile and rest 1 min</text:p>
            </text:list-header>
          </text:list>
        </text:list-item>
      </text:list>
      <text:p text:style-name="P24">1 mile in 8:26 and rest 2 min</text:p>
      <text:list xml:id="list482660855368274102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92605648047916891"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3225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681609473779457970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4190845752124827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7540453189221750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37099" text:continue-list="list8941908457521248276" text:style-name="L19">
        <text:list-item>
          <text:list>
            <text:list-header>
              <text:p text:style-name="P187">(Pace*HR)=1240</text:p>
            </text:list-header>
          </text:list>
        </text:list-item>
      </text:list>
      <text:list xml:id="list34336569" text:continue-list="list6816094737794579707" text:style-name="L18">
        <text:list-item>
          <text:list>
            <text:list-header>
              <text:p text:style-name="P186">2 miles at 10:46/mile Ave HR= 121 bpm and rest a few minutes</text:p>
            </text:list-header>
          </text:list>
        </text:list-item>
      </text:list>
      <text:list xml:id="list34350562" text:continue-list="list3433709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5399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466487676644714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42338982845051487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07359970905531884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901300205169945024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059835447101183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697489117227750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3651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3490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9563684999185130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8556767824328310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91278304299540418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21415359195005871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0131412046974549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7799581415496681" text:style-name="L32">
        <text:list-item>
          <text:list>
            <text:list-header>
              <text:p text:style-name="P197">0.25 miles in 2:54</text:p>
              <text:p text:style-name="P197">1 mile in 9:21 going faster as I ran and ending at around 8:30 pace</text:p>
            </text:list-header>
          </text:list>
        </text:list-item>
      </text:list>
      <text:list xml:id="list699538232073447260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1976113946629938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473072885113585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65584947606172279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3772266074240356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8603212816484936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2T14:07:53.49</dc:date>
    <dc:creator>James Lombardi</dc:creator>
    <meta:editing-duration>P28DT16H12M29S</meta:editing-duration>
    <meta:editing-cycles>2115</meta:editing-cycles>
    <meta:generator>OpenOffice/4.1.2$Win32 OpenOffice.org_project/412m3$Build-9782</meta:generator>
    <meta:document-statistic meta:table-count="0" meta:image-count="9" meta:object-count="0" meta:page-count="209" meta:paragraph-count="6110" meta:word-count="66122" meta:character-count="338697"/>
  </office:meta>
</office:document-meta>
</file>